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  <table:table-cell table:style-name="ce2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swap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9" office:value-type="float" office:value="23436" calcext:value-type="float">
            <text:p>23436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7T16:45:56.591422418</dc:date>
    <meta:editing-duration>P1DT44M10S</meta:editing-duration>
    <meta:editing-cycles>105</meta:editing-cycles>
    <meta:generator>LibreOffice/7.3.7.2$Linux_X86_64 LibreOffice_project/30$Build-2</meta:generator>
    <meta:document-statistic meta:table-count="1" meta:cell-count="333" meta:object-count="0"/>
  </office:meta>
</office:document-meta>
</file>